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7.6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number-columns-repeated="16377"/>
        <table:table-row table:style-name="ro1">
          <table:table-cell table:style-name="ce1" office:value-type="string" calcext:value-type="string">
            <text:p>search value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used formula <text:s/>and explanation</text:p>
          </table:table-cell>
          <table:table-cell table:style-name="ce4" table:number-columns-repeated="2"/>
          <table:table-cell table:style-name="ce5"/>
          <table:table-cell table:style-name="ce4" table:number-columns-repeated="16377"/>
        </table:table-row>
        <table:table-row table:style-name="ro2">
          <table:table-cell office:value-type="string" calcext:value-type="string">
            <text:p>D</text:p>
          </table:table-cell>
          <table:table-cell table:formula="of:=LOOKUP([.A2]; {&quot;B&quot;;&quot;C&quot;;&quot;D&quot;}; {&quot;X&quot;|&quot;Y&quot;|&quot;Z&quot;})" office:value-type="string" office:string-value="" calcext:value-type="error">
            <text:p>#N/A</text:p>
          </table:table-cell>
          <table:table-cell office:value-type="string" calcext:value-type="string">
            <text:p>Z</text:p>
          </table:table-cell>
          <table:table-cell table:formula="of:=FORMULA([.B2])" office:value-type="string" office:string-value="=LOOKUP(A2; {&quot;B&quot;;&quot;C&quot;;&quot;D&quot;}; {&quot;X&quot;|&quot;Y&quot;|&quot;Z&quot;})" calcext:value-type="string">
            <text:p>=LOOKUP(A2; {"B";"C";"D"}; {"X"|"Y"|"Z"}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/>
          <table:table-cell table:formula="of:=LOOKUP([.A2]; {&quot;B&quot;|&quot;C&quot;|&quot;D&quot;}; {&quot;X&quot;;&quot;Y&quot;;&quot;Z&quot;})" office:value-type="string" office:string-value="" calcext:value-type="error">
            <text:p>#N/A</text:p>
          </table:table-cell>
          <table:table-cell office:value-type="string" calcext:value-type="string">
            <text:p>Z</text:p>
          </table:table-cell>
          <table:table-cell table:formula="of:=FORMULA([.B3])" office:value-type="string" office:string-value="=LOOKUP(A2; {&quot;B&quot;|&quot;C&quot;|&quot;D&quot;}; {&quot;X&quot;;&quot;Y&quot;;&quot;Z&quot;})" calcext:value-type="string">
            <text:p>=LOOKUP(A2; {"B"|"C"|"D"}; {"X";"Y";"Z"}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3"/>
          <table:table-cell table:style-name="ce3" office:value-type="string" calcext:value-type="string">
            <text:p>Search and result array need not have the same direction.</text:p>
          </table:table-cell>
          <table:table-cell table:number-columns-repeated="3"/>
          <table:table-cell table:style-name="Default" table:number-columns-repeated="16377"/>
        </table:table-row>
        <table:table-row table:style-name="ro2" table:number-rows-repeated="1048570">
          <table:table-cell table:number-columns-repeated="7"/>
          <table:table-cell table:style-name="Default" table:number-columns-repeated="16377"/>
        </table:table-row>
        <table:table-row table:style-name="ro2">
          <table:table-cell table:number-columns-repeated="7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.00.0000</text:date>, <text:time style:data-style-name="N2" text:time-value="11:06:12.92158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gina Henschel</meta:initial-creator>
    <meta:creation-date>2025-07-01T20:03:39.690874000</meta:creation-date>
    <dc:date>2025-07-02T11:08:29.884733000</dc:date>
    <dc:creator>Regina Henschel</dc:creator>
    <meta:editing-duration>PT4H29S</meta:editing-duration>
    <meta:editing-cycles>5</meta:editing-cycles>
    <meta:generator>LO_Dev_admin_en/26.2.0.0.alpha0$Windows_X86_64 LibreOffice_project/697fadb8f4efdc09091088261ca1b43984c029b4</meta:generator>
    <meta:document-statistic meta:table-count="1" meta:cell-count="12" meta:object-count="0"/>
  </office:meta>
</office:document-meta>
</file>